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je vais voter blanc<text:line-break/>une page blanche<text:line-break/>je vais voter de quoi écrire<text:line-break/>voter une vague<text:line-break/>pour effacer quelques traces sans valeur<text:line-break/>sans forme insensées<text:line-break/>je vais voter une bise noire<text:line-break/>pour effeuiller les sinistres<text:line-break/>débarrasser les synapses de la poussière<text:line-break/>accumulée par les alternances binaires<text:line-break/>je vais voter blanc<text:line-break/>comme un carton rouge pour la police<text:line-break/>comme un carton rouge pour la finance<text:line-break/>ces 2 armées<text:line-break/>des seigneurs du 3<text:span text:style-name="T1">e</text:span> millénaire<text:line-break/>je vais voter blanc<text:line-break/>comme des cordes vocales chauffées<text:line-break/>à blanc<text:line-break/>les cordes vocales chauffées<text:line-break/>à blanc<text:line-break/>de celui qui voit rouge<text:line-break/>et touille sa confiture de ribes negrum<text:line-break/>en me réjouissant du pain noir<text:line-break/>je vais voter blanc<text:line-break/>parce qu'il faudra bien traverser le fleuve<text:line-break/>tout abandonner sur la rive<text:line-break/>et dessiner l'indispensable monde<text:line-break/>dont je n'ai pas idée<text:line-break/>je vais voter blanc<text:line-break/>parce que j'aime la vie<text:line-break/>parce que j'aime vivre<text:line-break/>je vais voter blanc<text:line-break/>pour la toute première fois<text:line-break/>toutoute première fois<text:line-break/>un grand pas pour l'histoire de ma citoyenneté<text:line-break/>et j'avoue que si tu votais blanc<text:line-break/>toi aussi<text:line-break/>hein dis-voir<text:line-break/>et pourquoi pas<text:line-break/>un bulletin blanc pour vomir<text:line-break/>les centres de détentions<text:line-break/>les mesures de contraintes<text:line-break/>les traités de schengen et de dublin<text:line-break/>les retours forcés les refoulements inhumains<text:line-break/>les reconduites à la frontière<text:line-break/>les permis de séjours<text:line-break/>les interdits de séjours<text:line-break/>les non-entrée en matière<text:line-break/>les range-rover<text:line-break/>la publicité et la haine de soi qu'elle diffuse<text:line-break/>ce 21<text:span text:style-name="T1">e</text:span> siècle si archaïque<text:line-break/>ce 21<text:span text:style-name="T1">e</text:span> siècle qui court comme un dératé<text:line-break/>vers un passé impossible<text:line-break/>des exécutifs sans foi ni lois<text:line-break/>des parlements à plat-ventre ou contournés<text:line-break/>une presse libre et si librement voix de son maître<text:line-break/>le marché<text:line-break/>les vendeurs les vendus les achetés<text:line-break/><text:soft-page-break/>les superflus<text:line-break/>les sans-droits<text:line-break/>le néant<text:line-break/>…<text:line-break/>je vais voter blanc<text:line-break/>contre tout cela et plus encore<text:line-break/>comme un point d'interrogation<text:line-break/>comme un salut aux indignados<text:line-break/>qui ont ouvert la porte au soleil<text:line-break/>je vais voter blanc<text:line-break/>pour donner un tout petit peu de place<text:line-break/>au lende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38_voter_blanc<text:tab/><text:tab/><text:date style:data-style-name="N106" text:date-value="2011-09-29T21:12:02.99" text:fixed="true">jeudi 29 septembre 2011</text:date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9T21:12:03</meta:creation-date>
    <dc:title>blogiGor_033_</dc:title>
    <meta:editing-duration>PT39M32S</meta:editing-duration>
    <meta:editing-cycles>3</meta:editing-cycles>
    <meta:generator>LibreOffice/3.3$Linux LibreOffice_project/330m19$Build-301</meta:generator>
    <meta:keyword>blogiGor</meta:keyword>
    <meta:initial-creator>iGor </meta:initial-creator>
    <dc:date>2011-09-29T22:07:55</dc:date>
    <dc:creator>iGor </dc:creator>
    <meta:document-statistic meta:table-count="0" meta:image-count="0" meta:object-count="0" meta:page-count="2" meta:paragraph-count="3" meta:word-count="333" meta:character-count="1932"/>
    <meta:template xlink:type="simple" xlink:actuate="onRequest" xlink:title="blogiGor_033_" xlink:href="../../../../../Modèles/blogiGor.ott" meta:date="2011-09-29T21:12:01"/>
  </office:meta>
</office:document-meta>
</file>